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Normal" style:family="paragraph">
      <style:text-properties fo:language="nl" fo:country="NL"/>
    </style:style>
    <style:style style:name="P3" style:parent-style-name="ListParagraph" style:list-style-name="LFO1" style:family="paragraph"/>
    <style:style style:name="P4" style:parent-style-name="Normal" style:family="paragraph">
      <style:text-properties fo:language="nl" fo:country="NL"/>
    </style:style>
    <style:style style:name="P5" style:parent-style-name="ListParagraph" style:list-style-name="LFO1" style:family="paragraph"/>
    <style:style style:name="P6" style:parent-style-name="Normal" style:family="paragraph">
      <style:text-properties fo:language="nl" fo:country="NL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fo:language="nl" fo:country="NL"/>
    </style:style>
    <style:style style:name="P9" style:parent-style-name="ListParagraph" style:list-style-name="LFO1" style:family="paragraph"/>
    <style:style style:name="P10" style:parent-style-name="Normal" style:family="paragraph">
      <style:text-properties fo:language="nl" fo:country="NL"/>
    </style:style>
    <style:style style:name="P11" style:parent-style-name="ListParagraph" style:list-style-name="LFO1" style:family="paragraph"/>
    <style:style style:name="P12" style:parent-style-name="Normal" style:family="paragraph">
      <style:text-properties fo:language="nl" fo:country="NL"/>
    </style:style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Normal" style:family="paragraph">
      <style:text-properties fo:language="nl" fo:country="NL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language="nl" fo:country="NL"/>
    </style:style>
    <style:style style:name="T18" style:parent-style-name="DefaultParagraphFont" style:family="text">
      <style:text-properties fo:language="nl" fo:country="NL"/>
    </style:style>
    <style:style style:name="P19" style:parent-style-name="Normal" style:family="paragraph">
      <style:text-properties fo:language="nl" fo:country="NL"/>
    </style:style>
    <style:style style:name="T20" style:parent-style-name="DefaultParagraphFont" style:family="text">
      <style:text-properties fo:language="nl" fo:country="NL"/>
    </style:style>
    <style:style style:name="P21" style:parent-style-name="Normal" style:family="paragraph">
      <style:text-properties fo:language="nl" fo:country="NL"/>
    </style:style>
    <style:style style:name="P22" style:parent-style-name="Normal" style:family="paragraph">
      <style:text-properties fo:language="nl" fo:country="NL"/>
    </style:style>
    <style:style style:name="P23" style:parent-style-name="Normal" style:family="paragraph">
      <style:text-properties fo:language="nl" fo:country="NL"/>
    </style:style>
    <style:style style:name="P24" style:parent-style-name="Normal" style:family="paragraph">
      <style:text-properties fo:language="nl" fo:country="NL"/>
    </style:style>
    <style:style style:name="P25" style:parent-style-name="Normal" style:family="paragraph">
      <style:text-properties fo:language="nl" fo:country="NL"/>
    </style:style>
    <style:style style:name="P26" style:parent-style-name="Normal" style:family="paragraph">
      <style:text-properties fo:language="nl" fo:country="NL"/>
    </style:style>
    <style:style style:name="T27" style:parent-style-name="DefaultParagraphFont" style:family="text">
      <style:text-properties fo:language="nl" fo:country="NL"/>
    </style:style>
    <style:style style:name="T28" style:parent-style-name="DefaultParagraphFont" style:family="text">
      <style:text-properties fo:language="nl" fo:country="NL"/>
    </style:style>
    <style:style style:name="T29" style:parent-style-name="DefaultParagraphFont" style:family="text">
      <style:text-properties fo:language="nl" fo:country="NL"/>
    </style:style>
  </office:automatic-styles>
  <office:body>
    <office:text text:use-soft-page-breaks="true">
      <text:list text:style-name="LFO1" text:continue-numbering="true">
        <text:list-item>
          <text:p text:style-name="P1">Wat is Javascript?</text:p>
        </text:list-item>
      </text:list>
      <text:p text:style-name="P2">Coding taal.</text:p>
      <text:list text:style-name="LFO1" text:continue-numbering="true">
        <text:list-item>
          <text:p text:style-name="P3">Waar gebruik je Javascript voor?</text:p>
        </text:list-item>
      </text:list>
      <text:p text:style-name="P4">Om te programmeren.</text:p>
      <text:list text:style-name="LFO1" text:continue-numbering="true">
        <text:list-item>
          <text:p text:style-name="P5">Wat betekent de zin “Javascript is a high-level programming language”?</text:p>
        </text:list-item>
      </text:list>
      <text:p text:style-name="P6">Dat het ingewikkelde taal is.</text:p>
      <text:list text:style-name="LFO1" text:continue-numbering="true">
        <text:list-item>
          <text:p text:style-name="P7">Wat is een webapplicatie?</text:p>
        </text:list-item>
      </text:list>
      <text:p text:style-name="Normal">Een Webapplicatie of Web App is een toepassing die werkt op basis van een webbrowser<text:span text:style-name="T8">.</text:span></text:p>
      <text:list text:style-name="LFO1" text:continue-numbering="true">
        <text:list-item>
          <text:p text:style-name="P9">Wat is de grootste update in Javascript en luidde het begin in van “Modern Javascript”?</text:p>
        </text:list-item>
      </text:list>
      <text:p text:style-name="P10">Update ES6.</text:p>
      <text:list text:style-name="LFO1" text:continue-numbering="true">
        <text:list-item>
          <text:p text:style-name="P11">Hoe voeg je een Javascript-file toe aan je HTML-file?</text:p>
        </text:list-item>
      </text:list>
      <text:p text:style-name="P12">Gewoon doen xd.</text:p>
      <text:list text:style-name="LFO1" text:continue-numbering="true">
        <text:list-item>
          <text:p text:style-name="P13">Wat is een “value”?</text:p>
        </text:list-item>
        <text:list-item>
          <text:p text:style-name="P14">Wat is een variabele?</text:p>
        </text:list-item>
      </text:list>
      <text:p text:style-name="P15">Een variabele is een manier om in JavaScript (en ook in andere computertalen) veranderlijke gegevens te bewaren</text:p>
      <text:list text:style-name="LFO1" text:continue-numbering="true">
        <text:list-item>
          <text:p text:style-name="P16">Wat is een variabelenaam?</text:p>
        </text:list-item>
      </text:list>
      <text:p text:style-name="Normal">Een variabele naam mag slechts bestaan uit letters, cijfers, en “underscores” ( _ ) Een variabele naam moet beginnen met een letter of een underscore.</text:p>
      <text:p text:style-name="Normal">10. Beantwoord de vragen 7, 8 en 9 middels een tekening waarin “value”, variabele en</text:p>
      <text:p text:style-name="Normal">variabelenaam aangegeven worden.</text:p>
      <text:p text:style-name="Normal">11. Wat is een conventie? Wat betekent dat? Wat betekent het voor programmeren in het</text:p>
      <text:p text:style-name="Normal">algemeen en Javascript in het bijzonder?</text:p>
      <text:p text:style-name="Normal">12. Wat is de juiste naamgeving voor de variabele?</text:p>
      <text:p text:style-name="Normal">a. prachtigLeven</text:p>
      <text:p text:style-name="Normal">b. PrachtigLeven</text:p>
      <text:p text:style-name="Normal">c. prachtigleven</text:p>
      <text:p text:style-name="Normal">d. Prachtigleven</text:p>
      <text:p text:style-name="Normal">13. Welke naamgeving voor de variabele is niet syntactische correct?</text:p>
      <text:p text:style-name="Normal">a. $helloworld<text:span text:style-name="T17"><text:s/>1</text:span></text:p>
      <text:p text:style-name="Normal">b. helloworld</text:p>
      <text:p text:style-name="Normal">c. 3hello</text:p>
      <text:soft-page-break/>
      <text:p text:style-name="Normal">d. hello_world</text:p>
      <text:p text:style-name="Normal">15. Wat is een semantische fout?<text:span text:style-name="T18"><text:s/></text:span></text:p>
      <text:p text:style-name="P19">Semantische fouten zijn fouten in deze logische structuren</text:p>
      <text:p text:style-name="Normal">16. Leg het verschil uit tussen een syntactische en een semantisch<text:span text:style-name="T20"><text:s/></text:span>e fout.</text:p>
      <text:p text:style-name="P21">Het zijn allebij compleet andere eerrorroro.</text:p>
      <text:p text:style-name="Normal">17. Wat is een datatype? Geef twee voorbeelden van een datatype en leg uit wat deze zijn.</text:p>
      <text:p text:style-name="P22">Het is een type data dat je kan gebruiken</text:p>
      <text:p text:style-name="Normal">18. Waarvoor gebruik je commentaar in je code? Noem drie voorbeelden met uitleg.</text:p>
      <text:p text:style-name="P23">Om te begrijpen wat het voor is</text:p>
      <text:p text:style-name="P24">Makkelijk overzicht</text:p>
      <text:p text:style-name="P25">Gewoon goed.</text:p>
      <text:p text:style-name="Normal">19. Leg het verschil uit tussen console.log(“herder”) en console.log(herder).</text:p>
      <text:p text:style-name="P26">No idea</text:p>
      <text:p text:style-name="Normal">20. Wat is een “legacy problem”?<text:span text:style-name="T27"><text:s text:c="2"/></text:span></text:p>
      <text:p text:style-name="Normal"><text:span text:style-name="T28">No idea</text:span><text:span text:style-name="T29"><text:s text:c="20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o Denslagen</meta:initial-creator>
    <dc:creator>Jeno Denslagen</dc:creator>
    <meta:creation-date>2022-11-24T12:17:00Z</meta:creation-date>
    <dc:date>2022-11-24T12:17:00Z</dc:date>
    <meta:template xlink:href="Normal" xlink:type="simple"/>
    <meta:editing-cycles>2</meta:editing-cycles>
    <meta:editing-duration>PT0S</meta:editing-duration>
    <meta:document-statistic meta:page-count="2" meta:paragraph-count="3" meta:word-count="287" meta:character-count="1925" meta:row-count="13" meta:non-whitespace-character-count="1641"/>
  </office:meta>
</office:document-meta>
</file>